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A0B4A13B85.png" manifest:media-type="image/png"/>
  <manifest:file-entry manifest:full-path="Pictures/1000020100000054000000602FEB9225.png" manifest:media-type="image/png"/>
  <manifest:file-entry manifest:full-path="Pictures/1000020100000048000000487FE61051.png" manifest:media-type="image/png"/>
  <manifest:file-entry manifest:full-path="Pictures/10000201000000480000004807F8FE63.png" manifest:media-type="image/png"/>
  <manifest:file-entry manifest:full-path="Pictures/1000020100000200000002008A57A17A.png" manifest:media-type="image/png"/>
  <manifest:file-entry manifest:full-path="Pictures/1000020100000048000000482751445C.png" manifest:media-type="image/png"/>
  <manifest:file-entry manifest:full-path="Pictures/100000000000020E000002E2C9E8F600.png" manifest:media-type="image/png"/>
  <manifest:file-entry manifest:full-path="Pictures/100002010000004800000048B4087009.png" manifest:media-type="image/png"/>
  <manifest:file-entry manifest:full-path="Pictures/100002010000004800000048FFBDEFB9.png" manifest:media-type="image/png"/>
  <manifest:file-entry manifest:full-path="Pictures/1000020100000048000000487E6D02CB.png" manifest:media-type="image/png"/>
  <manifest:file-entry manifest:full-path="Pictures/1000020100000048000000481B8283FD.png" manifest:media-type="image/png"/>
  <manifest:file-entry manifest:full-path="Pictures/1000020100000048000000487C44E296.png" manifest:media-type="image/png"/>
  <manifest:file-entry manifest:full-path="Pictures/10000201000000480000004855BCEC30.png" manifest:media-type="image/png"/>
  <manifest:file-entry manifest:full-path="Pictures/1000020100000048000000485BC752CF.png" manifest:media-type="image/png"/>
  <manifest:file-entry manifest:full-path="Pictures/100002010000004800000048AA5C79DF.png" manifest:media-type="image/png"/>
  <manifest:file-entry manifest:full-path="Pictures/100002010000004800000048182DB3E4.png" manifest:media-type="image/png"/>
  <manifest:file-entry manifest:full-path="Pictures/100002010000004800000048C9021088.png" manifest:media-type="image/png"/>
  <manifest:file-entry manifest:full-path="Pictures/100002010000004800000048EF34A6E9.png" manifest:media-type="image/png"/>
  <manifest:file-entry manifest:full-path="Pictures/100002010000004800000048781846AD.png" manifest:media-type="image/png"/>
  <manifest:file-entry manifest:full-path="Pictures/10000201000000480000004845DB4DBC.png" manifest:media-type="image/png"/>
  <manifest:file-entry manifest:full-path="Pictures/1000020100000048000000487171C601.png" manifest:media-type="image/png"/>
  <manifest:file-entry manifest:full-path="Pictures/100002010000004800000048E899F198.png" manifest:media-type="image/png"/>
  <manifest:file-entry manifest:full-path="Pictures/100002010000009000000090E8595238.png" manifest:media-type="image/png"/>
  <manifest:file-entry manifest:full-path="Pictures/1000020100000048000000483975313B.png" manifest:media-type="image/png"/>
  <manifest:file-entry manifest:full-path="Pictures/1000020100000048000000482698FF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dd4814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4cm" svg:height="0.4cm" svg:x="0.7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3.3cm">
          <draw:image xlink:href="Pictures/100002010000004800000048182DB3E4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3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5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3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6cm" svg:y="3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9cm">
          <draw:image xlink:href="Pictures/10000201000000480000004845DB4DBC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3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4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4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513cm" svg:height="0.513cm" svg:x="2.187cm" svg:y="3.4cm">
          <draw:image xlink:href="Pictures/100002010000009000000090E859523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9cm">
          <draw:image xlink:href="Pictures/1000020100000048000000487C44E296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3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6cm" svg:y="3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9cm" svg:y="4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3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3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3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3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.3cm" svg:y="4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cm" svg:y="4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3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4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2" draw:layer="layout" svg:width="0.4cm" svg:height="0.4cm" svg:x="2.2cm" svg:y="4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5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8cm" svg:y="4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1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7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4cm" svg:y="4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4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3.4cm" svg:y="4.3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4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5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5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2" draw:layer="layout" svg:width="0.4cm" svg:height="0.4cm" svg:x="3.1cm" svg:y="4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cm" svg:height="0.3cm" svg:x="3.7cm" svg:y="4.1cm">
          <draw:image xlink:href="Pictures/1000020100000048000000487E6D02CB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5cm">
          <draw:image xlink:href="Pictures/1000020100000048000000483975313B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3cm">
          <draw:image xlink:href="Pictures/100002010000004800000048EF34A6E9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4.3cm">
          <draw:image xlink:href="Pictures/100002010000004800000048B4087009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3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3.7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5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5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6cm" svg:y="5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5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5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9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4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4cm" svg:y="4.3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4cm" svg:y="4.7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9cm" svg:y="5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3.7cm" svg:y="4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4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4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5.3cm">
          <draw:image xlink:href="Pictures/100002010000004800000048E899F198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3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1cm" svg:height="0.001cm" svg:x="6.1cm" svg:y="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3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1cm" svg:height="0.001cm" svg:x="6.1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9cm" svg:height="0.9cm" svg:x="3cm" svg:y="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cm" svg:height="0.9cm" svg:x="3cm" svg:y="1cm">
          <draw:image xlink:href="Pictures/10000201000000480000004807F8FE63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(6 Holz)</text:span></text:p>
          </draw:image>
        </draw:frame>
        <draw:custom-shape draw:style-name="gr3" draw:text-style-name="P3" draw:layer="layout" svg:width="0.9cm" svg:height="0.9cm" svg:x="2.004cm" svg:y="2.00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 Ste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2cm" svg:y="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8cm" svg:height="0.8cm" svg:x="2cm" svg:y="2cm">
          <draw:image xlink:href="Pictures/1000020100000048000000487FE61051.png" xlink:type="simple" xlink:show="embed" xlink:actuate="onLoad">
            <text:p/>
          </draw:image>
        </draw:frame>
        <draw:custom-shape draw:style-name="gr3" draw:text-style-name="P3" draw:layer="layout" svg:width="0.9cm" svg:height="0.9cm" svg:x="2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 Nah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2cm" svg:y="1cm">
          <draw:image xlink:href="Pictures/100002010000004800000048FFBDEFB9.png" xlink:type="simple" xlink:show="embed" xlink:actuate="onLoad">
            <text:p/>
          </draw:image>
        </draw:frame>
        <draw:custom-shape draw:style-name="gr2" draw:text-style-name="P3" draw:layer="layout" svg:width="0.9cm" svg:height="0.9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6.4cm" svg:x="0.2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6.2cm" svg:x="0.3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cm" svg:y1="0.9cm" svg:x2="4.7cm" svg:y2="7.1cm">
          <text:p/>
        </draw:line>
        <draw:custom-shape draw:style-name="gr3" draw:text-style-name="P4" draw:layer="layout" svg:width="4.1cm" svg:height="0.9cm" svg:x="0.4cm" svg:y="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cm" svg:height="0.729cm" svg:x="1cm" svg:y="0.9cm">
          <draw:text-box>
            <text:p text:style-name="P5"><text:span text:style-name="T2">Schwerkämpfer</text:span></text:p>
          </draw:text-box>
        </draw:frame>
        <draw:frame draw:style-name="gr8" draw:text-style-name="P7" draw:layer="layout" svg:width="1.277cm" svg:height="0.493cm" svg:x="1.069cm" svg:y="1.4cm">
          <draw:text-box>
            <text:p><text:span text:style-name="T1">(5 Gold)</text:span></text:p>
          </draw:text-box>
        </draw:frame>
        <draw:custom-shape draw:style-name="gr3" draw:text-style-name="P4" draw:layer="layout" svg:width="4.1cm" svg:height="0.9cm" svg:x="0.4cm" svg:y="2.0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4cm" svg:height="0.729cm" svg:x="1.1cm" svg:y="1.927cm">
          <draw:text-box>
            <text:p text:style-name="P5"><text:span text:style-name="T2">Bogenschütze</text:span></text:p>
          </draw:text-box>
        </draw:frame>
        <draw:frame draw:style-name="gr8" draw:text-style-name="P7" draw:layer="layout" svg:width="2.001cm" svg:height="0.493cm" svg:x="1.069cm" svg:y="2.427cm">
          <draw:text-box>
            <text:p><text:span text:style-name="T1">(4 Gold, 2 Holz)</text:span></text:p>
          </draw:text-box>
        </draw:frame>
        <draw:custom-shape draw:style-name="gr3" draw:text-style-name="P4" draw:layer="layout" svg:width="4.1cm" svg:height="0.9cm" svg:x="0.4cm" svg:y="3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2.9cm">
          <draw:text-box>
            <text:p text:style-name="P5"><text:span text:style-name="T2">...</text:span></text:p>
          </draw:text-box>
        </draw:frame>
        <draw:line draw:style-name="gr9" draw:text-style-name="P1" draw:layer="layout" svg:x1="4.5cm" svg:y1="3.9cm" svg:x2="4.9cm" svg:y2="3.9cm">
          <text:p/>
        </draw:line>
        <draw:frame draw:style-name="gr1" draw:text-style-name="P1" draw:layer="layout" svg:width="0.9cm" svg:height="0.9cm" svg:x="0.4cm" svg:y="2cm">
          <draw:image xlink:href="Pictures/10000201000000480000004807F8FE63.png" xlink:type="simple" xlink:show="embed" xlink:actuate="onLoad">
            <text:p/>
          </draw:image>
        </draw:frame>
        <draw:frame draw:style-name="gr1" draw:text-style-name="P1" draw:layer="layout" svg:width="0.9cm" svg:height="0.9cm" svg:x="0.4cm" svg:y="1cm">
          <draw:image xlink:href="Pictures/100002010000004800000048FFBDEFB9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2.5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2.5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9cm" svg:height="0.9cm" svg:x="1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.5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2.5cm" svg:y="4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9cm" svg:x="2.5cm" svg:y="2.3cm">
          <draw:image xlink:href="Pictures/1000020100000054000000602FEB9225.png" xlink:type="simple" xlink:show="embed" xlink:actuate="onLoad">
            <text:p/>
          </draw:image>
        </draw:frame>
        <draw:frame draw:style-name="gr1" draw:text-style-name="P1" draw:layer="layout" svg:width="1.915cm" svg:height="2.432cm" svg:x="0.685cm" svg:y="1.1cm">
          <draw:image xlink:href="Pictures/100002010000007E000000A0B4A13B85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6.4cm" svg:x="0.2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6.2cm" svg:x="0.3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cm" svg:y1="0.9cm" svg:x2="4.7cm" svg:y2="7.1cm">
          <text:p/>
        </draw:line>
        <draw:custom-shape draw:style-name="gr3" draw:text-style-name="P4" draw:layer="layout" svg:width="4.1cm" svg:height="0.9cm" svg:x="0.4cm" svg:y="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9cm" svg:x="0.4cm" svg:y="1cm">
          <draw:image xlink:href="Pictures/1000020100000054000000602FEB9225.png" xlink:type="simple" xlink:show="embed" xlink:actuate="onLoad">
            <text:p/>
          </draw:image>
        </draw:frame>
        <draw:frame draw:style-name="gr7" draw:text-style-name="P6" draw:layer="layout" svg:width="2.8cm" svg:height="0.729cm" svg:x="1.1cm" svg:y="0.9cm">
          <draw:text-box>
            <text:p text:style-name="P5"><text:span text:style-name="T2">Farm</text:span></text:p>
          </draw:text-box>
        </draw:frame>
        <draw:frame draw:style-name="gr8" draw:text-style-name="P7" draw:layer="layout" svg:width="2.487cm" svg:height="0.493cm" svg:x="1.069cm" svg:y="1.4cm">
          <draw:text-box>
            <text:p><text:span text:style-name="T1">(5 Holz, +1 Nahrung)</text:span></text:p>
          </draw:text-box>
        </draw:frame>
        <draw:custom-shape draw:style-name="gr3" draw:text-style-name="P4" draw:layer="layout" svg:width="4.1cm" svg:height="0.9cm" svg:x="0.4cm" svg:y="2.0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1.927cm">
          <draw:text-box>
            <text:p text:style-name="P5"><text:span text:style-name="T2">Mauer</text:span></text:p>
          </draw:text-box>
        </draw:frame>
        <draw:frame draw:style-name="gr8" draw:text-style-name="P7" draw:layer="layout" svg:width="3.19cm" svg:height="0.493cm" svg:x="1.069cm" svg:y="2.427cm">
          <draw:text-box>
            <text:p><text:span text:style-name="T1">(7 Gold, +20% Verteidigung)</text:span></text:p>
          </draw:text-box>
        </draw:frame>
        <draw:frame draw:style-name="gr1" draw:text-style-name="P1" draw:layer="layout" svg:width="1.915cm" svg:height="2.432cm" svg:x="-0.315cm" svg:y="0.9cm">
          <draw:image xlink:href="Pictures/100002010000007E000000A0B4A13B85.png" xlink:type="simple" xlink:show="embed" xlink:actuate="onLoad">
            <text:p/>
          </draw:image>
        </draw:frame>
        <draw:custom-shape draw:style-name="gr3" draw:text-style-name="P4" draw:layer="layout" svg:width="4.1cm" svg:height="0.9cm" svg:x="0.4cm" svg:y="3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2.9cm">
          <draw:text-box>
            <text:p text:style-name="P5"><text:span text:style-name="T2">...</text:span></text:p>
          </draw:text-box>
        </draw:frame>
        <draw:line draw:style-name="gr9" draw:text-style-name="P1" draw:layer="layout" svg:x1="4.5cm" svg:y1="3.9cm" svg:x2="4.9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2cm" fo:page-height="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8:35:31.502344856</meta:creation-date>
    <dc:date>2015-03-10T14:40:52.573983908</dc:date>
    <meta:editing-duration>PT2H54M25S</meta:editing-duration>
    <meta:editing-cycles>49</meta:editing-cycles>
    <meta:generator>LibreOffice/4.2.7.2$Linux_X86_64 LibreOffice_project/420m0$Build-2</meta:generator>
    <meta:document-statistic meta:object-count="277"/>
  </office:meta>
</office:document-meta>
</file>